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d793"/>
    </style:style>
    <style:style style:name="P2" style:family="paragraph" style:parent-style-name="Preformatted_20_Text">
      <style:text-properties style:text-position="0% 100%" style:font-name="Liberation Serif" fo:font-size="12pt" fo:font-weight="normal" officeooo:rsid="001130ee" officeooo:paragraph-rsid="001130ee" style:font-size-asian="10.5pt" style:font-weight-asian="normal" style:font-size-complex="12pt" style:font-weight-complex="normal"/>
    </style:style>
    <style:style style:name="P3" style:family="paragraph" style:parent-style-name="Preformatted_20_Text">
      <style:text-properties style:text-position="0% 100%" style:font-name="Liberation Serif" fo:font-size="12pt" fo:font-weight="bold" officeooo:rsid="001130ee" officeooo:paragraph-rsid="001130ee" style:font-size-asian="10.5pt" style:font-weight-asian="bold" style:font-size-complex="12pt" style:font-weight-complex="bold"/>
    </style:style>
    <style:style style:name="P4" style:family="paragraph" style:parent-style-name="Preformatted_20_Text">
      <style:text-properties style:text-position="0% 100%" style:font-name="Liberation Serif" fo:font-size="12pt" fo:font-weight="bold" officeooo:rsid="00147b1c" officeooo:paragraph-rsid="00147b1c" style:font-size-asian="10.5pt" style:font-weight-asian="bold" style:font-size-complex="12pt" style:font-weight-complex="bold"/>
    </style:style>
    <style:style style:name="P5" style:family="paragraph" style:parent-style-name="Preformatted_20_Text">
      <style:text-properties style:font-name="Liberation Serif" fo:font-size="12pt" officeooo:rsid="000ad793" officeooo:paragraph-rsid="000ad793" style:font-size-asian="10.5pt" style:font-size-complex="12pt"/>
    </style:style>
    <style:style style:name="P6" style:family="paragraph" style:parent-style-name="Preformatted_20_Text">
      <style:text-properties style:font-name="Liberation Serif" fo:font-size="12pt" fo:font-weight="bold" officeooo:rsid="000ad793" officeooo:paragraph-rsid="000ad793" style:font-size-asian="10.5pt" style:font-weight-asian="bold" style:font-size-complex="12pt" style:font-weight-complex="bold"/>
    </style:style>
    <style:style style:name="P7" style:family="paragraph" style:parent-style-name="Preformatted_20_Text">
      <style:text-properties style:font-name="Liberation Serif" fo:font-size="12pt" fo:font-weight="bold" officeooo:rsid="000cc018" officeooo:paragraph-rsid="000cc018" style:font-size-asian="10.5pt" style:font-weight-asian="bold" style:font-size-complex="12pt" style:font-weight-complex="bold"/>
    </style:style>
    <style:style style:name="P8" style:family="paragraph" style:parent-style-name="Preformatted_20_Text">
      <style:text-properties style:font-name="Liberation Serif" fo:font-size="12pt" fo:font-weight="bold" officeooo:rsid="000d08f9" officeooo:paragraph-rsid="000d08f9" style:font-size-asian="10.5pt" style:font-weight-asian="bold" style:font-size-complex="12pt" style:font-weight-complex="bold"/>
    </style:style>
    <style:style style:name="P9" style:family="paragraph" style:parent-style-name="Preformatted_20_Text">
      <style:text-properties style:font-name="Liberation Serif" fo:font-size="12pt" fo:font-weight="bold" officeooo:rsid="000f0207" officeooo:paragraph-rsid="000f0207" style:font-size-asian="10.5pt" style:font-weight-asian="bold" style:font-size-complex="12pt" style:font-weight-complex="bold"/>
    </style:style>
    <style:style style:name="P10" style:family="paragraph" style:parent-style-name="Preformatted_20_Text">
      <style:text-properties style:font-name="Liberation Serif" fo:font-size="12pt" fo:font-weight="normal" officeooo:rsid="000ad793" officeooo:paragraph-rsid="000ad793" style:font-size-asian="10.5pt" style:font-weight-asian="normal" style:font-size-complex="12pt" style:font-weight-complex="normal"/>
    </style:style>
    <style:style style:name="P11" style:family="paragraph" style:parent-style-name="Preformatted_20_Text">
      <style:text-properties style:font-name="Liberation Serif" fo:font-size="12pt" fo:font-weight="normal" officeooo:rsid="000cc018" officeooo:paragraph-rsid="000cc018" style:font-size-asian="10.5pt" style:font-weight-asian="normal" style:font-size-complex="12pt" style:font-weight-complex="normal"/>
    </style:style>
    <style:style style:name="P12" style:family="paragraph" style:parent-style-name="Preformatted_20_Text">
      <style:text-properties style:font-name="Liberation Serif" fo:font-size="12pt" fo:font-weight="normal" officeooo:rsid="000d08f9" officeooo:paragraph-rsid="000d08f9" style:font-size-asian="10.5pt" style:font-weight-asian="normal" style:font-size-complex="12pt" style:font-weight-complex="normal"/>
    </style:style>
    <style:style style:name="P13" style:family="paragraph" style:parent-style-name="Preformatted_20_Text">
      <style:text-properties style:font-name="Liberation Serif" fo:font-weight="bold" officeooo:rsid="000cc018" officeooo:paragraph-rsid="000cc018" style:font-weight-asian="bold" style:font-weight-complex="bold"/>
    </style:style>
    <style:style style:name="P14" style:family="paragraph" style:parent-style-name="Preformatted_20_Text" style:list-style-name="L1">
      <style:text-properties style:font-name="Liberation Serif" fo:font-size="12pt" fo:font-weight="normal" officeooo:rsid="000ad793" officeooo:paragraph-rsid="000ad793" style:font-size-asian="10.5pt" style:font-weight-asian="normal" style:font-size-complex="12pt" style:font-weight-complex="normal"/>
    </style:style>
    <style:style style:name="P15" style:family="paragraph" style:parent-style-name="Preformatted_20_Text" style:list-style-name="L2">
      <style:text-properties style:font-name="Liberation Serif" fo:font-size="12pt" fo:font-weight="normal" officeooo:rsid="000cc018" officeooo:paragraph-rsid="000cc018" style:font-size-asian="10.5pt" style:font-weight-asian="normal" style:font-size-complex="12pt" style:font-weight-complex="normal"/>
    </style:style>
    <style:style style:name="P16" style:family="paragraph" style:parent-style-name="Preformatted_20_Text" style:list-style-name="L3">
      <style:text-properties style:font-name="Liberation Serif" fo:font-size="12pt" fo:font-weight="normal" officeooo:rsid="000cc018" officeooo:paragraph-rsid="000cc018" style:font-size-asian="10.5pt" style:font-weight-asian="normal" style:font-size-complex="12pt" style:font-weight-complex="normal"/>
    </style:style>
    <style:style style:name="P17" style:family="paragraph" style:parent-style-name="Preformatted_20_Text" style:list-style-name="L4">
      <style:text-properties style:font-name="Liberation Serif" fo:font-size="12pt" fo:font-weight="normal" officeooo:rsid="000cc018" officeooo:paragraph-rsid="000cc018" style:font-size-asian="10.5pt" style:font-weight-asian="normal" style:font-size-complex="12pt" style:font-weight-complex="normal"/>
    </style:style>
    <style:style style:name="P18" style:family="paragraph" style:parent-style-name="Preformatted_20_Text" style:list-style-name="L5">
      <style:text-properties style:font-name="Liberation Serif" fo:font-size="12pt" fo:font-weight="normal" officeooo:rsid="000cc018" officeooo:paragraph-rsid="000cc018" style:font-size-asian="10.5pt" style:font-weight-asian="normal" style:font-size-complex="12pt" style:font-weight-complex="normal"/>
    </style:style>
    <style:style style:name="P19" style:family="paragraph" style:parent-style-name="Preformatted_20_Text" style:list-style-name="L6">
      <style:text-properties style:font-name="Liberation Serif" fo:font-size="12pt" fo:font-weight="normal" officeooo:rsid="000cc018" officeooo:paragraph-rsid="000cc018" style:font-size-asian="10.5pt" style:font-weight-asian="normal" style:font-size-complex="12pt" style:font-weight-complex="normal"/>
    </style:style>
    <style:style style:name="P20" style:family="paragraph" style:parent-style-name="Preformatted_20_Text" style:list-style-name="L7">
      <style:text-properties style:font-name="Liberation Serif" fo:font-size="12pt" fo:font-weight="normal" officeooo:rsid="000d08f9" officeooo:paragraph-rsid="000d08f9" style:font-size-asian="10.5pt" style:font-weight-asian="normal" style:font-size-complex="12pt" style:font-weight-complex="normal"/>
    </style:style>
    <style:style style:name="P21" style:family="paragraph" style:parent-style-name="Preformatted_20_Text" style:list-style-name="L8">
      <style:text-properties style:font-name="Liberation Serif" fo:font-size="12pt" fo:font-weight="normal" officeooo:rsid="000d08f9" officeooo:paragraph-rsid="000d08f9" style:font-size-asian="10.5pt" style:font-weight-asian="normal" style:font-size-complex="12pt" style:font-weight-complex="normal"/>
    </style:style>
    <style:style style:name="P22" style:family="paragraph" style:parent-style-name="Preformatted_20_Text" style:list-style-name="L9">
      <style:text-properties style:font-name="Liberation Serif" fo:font-size="12pt" fo:font-weight="normal" officeooo:rsid="000f0207" officeooo:paragraph-rsid="000f0207" style:font-size-asian="10.5pt" style:font-weight-asian="normal" style:font-size-complex="12pt" style:font-weight-complex="normal"/>
    </style:style>
    <style:style style:name="P23" style:family="paragraph" style:parent-style-name="Preformatted_20_Text" style:list-style-name="L2">
      <style:text-properties style:font-name="Liberation Serif" fo:font-weight="normal" officeooo:rsid="000cc018" officeooo:paragraph-rsid="000cc018" style:font-weight-asian="normal" style:font-weight-complex="normal"/>
    </style:style>
    <style:style style:name="P24" style:family="paragraph" style:parent-style-name="Preformatted_20_Text" style:list-style-name="L10">
      <style:text-properties style:text-position="0% 100%" style:font-name="Liberation Serif" fo:font-size="12pt" fo:font-weight="normal" officeooo:rsid="001130ee" officeooo:paragraph-rsid="001130ee" style:font-size-asian="10.5pt" style:font-weight-asian="normal" style:font-size-complex="12pt" style:font-weight-complex="normal"/>
    </style:style>
    <style:style style:name="P25" style:family="paragraph" style:parent-style-name="Preformatted_20_Text" style:list-style-name="L11">
      <style:text-properties style:text-position="0% 100%" style:font-name="Liberation Serif" fo:font-size="12pt" fo:font-weight="normal" officeooo:rsid="00147b1c" officeooo:paragraph-rsid="00147b1c" style:font-size-asian="10.5pt" style:font-weight-asian="normal" style:font-size-complex="12pt" style:font-weight-complex="normal"/>
    </style:style>
    <style:style style:name="P26" style:family="paragraph" style:parent-style-name="Preformatted_20_Text" style:list-style-name="L11">
      <style:text-properties style:text-position="0% 100%" style:font-name="Liberation Serif" fo:font-size="12pt" fo:font-weight="normal" officeooo:rsid="0015c040" officeooo:paragraph-rsid="0015c040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ad793" style:font-size-asian="10.5pt" style:font-size-complex="12pt"/>
    </style:style>
    <style:style style:name="T3" style:family="text">
      <style:text-properties fo:font-size="12pt" fo:font-style="italic" style:font-size-asian="10.5pt" style:font-style-asian="italic" style:font-size-complex="12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08f9" style:font-weight-asian="bold" style:font-weight-complex="bold"/>
    </style:style>
    <style:style style:name="T6" style:family="text">
      <style:text-properties officeooo:rsid="000d08f9"/>
    </style:style>
    <style:style style:name="T7" style:family="text">
      <style:text-properties officeooo:rsid="000ddaf9"/>
    </style:style>
    <style:style style:name="T8" style:family="text">
      <style:text-properties style:font-name="Liberation Serif" fo:font-size="12pt" fo:font-weight="bold" officeooo:rsid="000ad793" style:font-size-asian="10.5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TML Notes</text:p>
      <text:p text:style-name="P5"/>
      <text:p text:style-name="P6">HTML Elements and Tags</text:p>
      <text:list xml:id="list2467026165" text:style-name="L1">
        <text:list-item>
          <text:p text:style-name="P14">Opening tag: &lt;&gt;</text:p>
        </text:list-item>
        <text:list-item>
          <text:p text:style-name="P14">Closing tag: &lt;/&gt;</text:p>
        </text:list-item>
      </text:list>
      <text:p text:style-name="P10"/>
      <text:list xml:id="list182537074735690" text:continue-numbering="true" text:style-name="L1">
        <text:list-item>
          <text:p text:style-name="P14">Example of an HTML element: &lt;p&gt;This is an example paragraph&lt;/p&gt;</text:p>
        </text:list-item>
      </text:list>
      <text:p text:style-name="P10"/>
      <text:list xml:id="list182535967957955" text:continue-numbering="true" text:style-name="L1">
        <text:list-item>
          <text:p text:style-name="P14">Elements can be considered as containers for content.</text:p>
        </text:list-item>
        <text:list-item>
          <text:p text:style-name="P14">Some HTML elements do not have closing tag (empty elements).</text:p>
        </text:list-item>
        <text:list-item>
          <text:p text:style-name="P14">Using the correct elements for content is called semantic HTML.</text:p>
        </text:list-item>
      </text:list>
      <text:p text:style-name="P10"/>
      <text:p text:style-name="P10"/>
      <text:p text:style-name="P1"><text:a xlink:type="simple" xlink:href="https://developer.mozilla.org/en-US/docs/Web/HTML/Element" office:name="A List of Predefined Tags" text:style-name="Internet_20_link" text:visited-style-name="Visited_20_Internet_20_Link"><text:span text:style-name="T8">A List of Predefined Tags</text:span></text:a></text:p>
      <text:p text:style-name="P6"/>
      <text:p text:style-name="P6"/>
      <text:p text:style-name="P13"><text:span text:style-name="T2">H</text:span><text:span text:style-name="T1">TML Boilerplate</text:span></text:p>
      <text:list xml:id="list3705904637" text:style-name="L2">
        <text:list-item>
          <text:p text:style-name="P15">All HTML documents have the same basic structure (boilerplate)</text:p>
        </text:list-item>
        <text:list-item>
          <text:p text:style-name="P23"><text:span text:style-name="T1">The default homepage of websites should always be </text:span><text:span text:style-name="T3">index.html</text:span></text:p>
        </text:list-item>
      </text:list>
      <text:p text:style-name="P10"/>
      <text:p text:style-name="P7">DOCTYPE</text:p>
      <text:list xml:id="list320242823" text:style-name="L3">
        <text:list-item>
          <text:p text:style-name="P16">The purpose of doctype is to inform the browser what version of HTML it should use to render the document.</text:p>
          <text:list>
            <text:list-item>
              <text:p text:style-name="P16">Latest version is HTML5 which is <text:span text:style-name="T4">&lt;!DOCTYPE html&gt;</text:span></text:p>
            </text:list-item>
          </text:list>
        </text:list-item>
      </text:list>
      <text:p text:style-name="P7"/>
      <text:p text:style-name="P7">HTML Elements</text:p>
      <text:list xml:id="list4027547000" text:style-name="L4">
        <text:list-item>
          <text:p text:style-name="P17">The &lt;HTML&gt; &lt;/HTML&gt; element is known as the root element of the document.</text:p>
        </text:list-item>
        <text:list-item>
          <text:p text:style-name="P17">This element should be included with every HTML document.</text:p>
        </text:list-item>
      </text:list>
      <text:p text:style-name="P11"/>
      <text:p text:style-name="P7">Head Element</text:p>
      <text:list xml:id="list3111139642" text:style-name="L5">
        <text:list-item>
          <text:p text:style-name="P18">The &lt;head&gt; element is where we put meta-information about the webpage and stuff required to render the webpage.</text:p>
        </text:list-item>
        <text:list-item>
          <text:p text:style-name="P18">This information will not be displayed to the user.</text:p>
        </text:list-item>
      </text:list>
      <text:p text:style-name="P11"/>
      <text:p text:style-name="P11"><text:tab/><text:span text:style-name="T5">ALWAYS INCLUDED:</text:span><text:span text:style-name="T6"> </text:span><text:span text:style-name="T4">Title Element</text:span></text:p>
      <text:list xml:id="list630042085" text:style-name="L6">
        <text:list-item>
          <text:p text:style-name="P19">The &lt;title&gt; &lt;/title&gt; is used to give webpages a human readable title which is displayed in the browser tab.</text:p>
        </text:list-item>
        <text:list-item>
          <text:p text:style-name="P19">If not included, the name of the file will be displayed (index.html)</text:p>
          <text:p text:style-name="P19"/>
        </text:list-item>
      </text:list>
      <text:p text:style-name="P11"><text:span text:style-name="T4"><text:tab/></text:span><text:span text:style-name="T5">ALWAYS INCLUDED: </text:span><text:span text:style-name="T4">Charset Meta Element</text:span></text:p>
      <text:list xml:id="list3694289328" text:style-name="L7">
        <text:list-item>
          <text:p text:style-name="P20">The meta tag &lt;meta charset=”utf-8”/&gt; will ensure the webpage will display special symbols and characters from different languages correctly</text:p>
        </text:list-item>
      </text:list>
      <text:p text:style-name="P12"/>
      <text:p text:style-name="P12"/>
      <text:p text:style-name="P12"/>
      <text:p text:style-name="P12"/>
      <text:p text:style-name="P8">Body Element</text:p>
      <text:list xml:id="list2396060371" text:style-name="L8">
        <text:list-item>
          <text:p text:style-name="P21">The body element &lt;body&gt; is where all the content that will be displayed to the user is placed <text:span text:style-name="T7">(text, images, lists, links).</text:span></text:p>
        </text:list-item>
      </text:list>
      <text:p text:style-name="P12"><text:soft-page-break/></text:p>
      <text:p text:style-name="P9">VSCode Shortcut in creating boilerplate</text:p>
      <text:list xml:id="list2434385481" text:style-name="L9">
        <text:list-item>
          <text:p text:style-name="P22">Enter ‘!’ on line 1 of the file will generate a boilerplate.</text:p>
        </text:list-item>
      </text:list>
      <text:p text:style-name="P2"/>
      <text:p text:style-name="P3">Nested and Identation</text:p>
      <text:list xml:id="list2178530447" text:style-name="L10">
        <text:list-item>
          <text:p text:style-name="P24">Nesting elements creates a parent and child relationship, where the child is the element inside of the parent element.</text:p>
        </text:list-item>
        <text:list-item>
          <text:p text:style-name="P24">It is possible for a parent element to have many child elements (sibling elements)</text:p>
        </text:list-item>
        <text:list-item>
          <text:p text:style-name="P24">Indentations in code are used to differentiate parent and child elements. Recommended to indent child elements by 2 spaces.</text:p>
        </text:list-item>
      </text:list>
      <text:p text:style-name="P2"/>
      <text:p text:style-name="P4">HTML Directories</text:p>
      <text:list xml:id="list4261897724" text:style-name="L11">
        <text:list-item>
          <text:p text:style-name="P25">Normally, index.html will be at the root and all other HTML files will be in their own directories</text:p>
        </text:list-item>
        <text:list-item>
          <text:p text:style-name="P26">Folders such as: img, js, and css are common to separate files</text:p>
        </text:list-item>
        <text:list-item>
          <text:p text:style-name="P26">Avoid spaces, capitalization, and numbers.</text:p>
        </text:list-item>
        <text:list-item>
          <text:p text:style-name="P26">Keep filenames descriptive and shor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3T18:25:35.361264372</dc:date>
    <meta:editing-duration>PT47M50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381" meta:character-count="2185" meta:non-whitespace-character-count="1868"/>
  </office:meta>
</office:document-meta>
</file>